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draw:fill="solid" draw:fill-color="#b4eeb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Ultrafine_20_Dashed" draw:fill="solid" draw:fill-color="#99ccff" draw:textarea-horizontal-align="center" draw:textarea-vertical-align="middle"/>
    </style:style>
    <style:style style:name="gr11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draw:stroke-dash="Ultrafine_20_Dashed" draw:fill="solid" draw:fill-color="#b2dfee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4" style:family="paragraph">
      <style:paragraph-properties fo:margin-left="0cm" fo:margin-right="0cm" fo:margin-top="0cm" fo:margin-bottom="0cm" fo:line-height="100%" fo:text-align="start" text:enable-numbering="true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9pt" fo:font-weight="bold"/>
    </style:style>
    <style:style style:name="P7" style:family="paragraph">
      <style:paragraph-properties fo:margin-left="0cm" fo:margin-right="0cm" fo:text-align="start" text:enable-numbering="false" fo:text-indent="0cm"/>
    </style:style>
    <style:style style:name="P8" style:family="paragraph">
      <style:paragraph-properties fo:margin-left="0cm" fo:margin-right="0cm" fo:text-align="start" text:enable-numbering="true" fo:text-indent="0cm"/>
    </style:style>
    <style:style style:name="P9" style:family="paragraph">
      <style:paragraph-properties fo:margin-left="0cm" fo:margin-right="0cm" fo:text-align="start" text:enable-numbering="false" fo:text-indent="0cm"/>
      <style:text-properties fo:font-size="9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  <style:text-properties fo:font-size="8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9pt"/>
    </style:style>
    <style:style style:name="P14" style:family="paragraph">
      <style:paragraph-properties fo:text-align="center"/>
      <style:text-properties fo:font-size="10pt"/>
    </style:style>
    <style:style style:name="P15" style:family="paragraph">
      <style:paragraph-properties fo:text-align="start"/>
      <style:text-properties fo:font-size="9pt" fo:font-weight="bold"/>
    </style:style>
    <style:style style:name="P16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17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18" style:family="paragraph">
      <style:paragraph-properties fo:margin-left="0cm" fo:margin-right="0cm" fo:margin-top="0.4cm" fo:margin-bottom="0.4cm" fo:line-height="100%" fo:text-align="start" text:enable-numbering="false" fo:text-indent="0cm"/>
    </style:style>
    <style:style style:name="P19" style:family="paragraph">
      <style:paragraph-properties fo:text-align="center"/>
      <style:text-properties fo:font-size="32pt" fo:font-weight="bold"/>
    </style:style>
    <style:style style:name="P20" style:family="paragraph">
      <style:paragraph-properties fo:margin-left="0cm" fo:margin-right="0cm" fo:text-align="start" fo:text-indent="0cm"/>
      <style:text-properties fo:font-size="9pt" fo:font-weight="bold"/>
    </style:style>
    <style:style style:name="P21" style:family="paragraph">
      <style:paragraph-properties fo:margin-left="0cm" fo:margin-right="0cm" fo:text-align="center" fo:text-indent="0cm"/>
      <style:text-properties fo:font-size="7pt"/>
    </style:style>
    <style:style style:name="P22" style:family="paragraph">
      <style:paragraph-properties fo:text-align="center"/>
      <style:text-properties fo:font-size="7pt"/>
    </style:style>
    <style:style style:name="T1" style:family="text">
      <style:text-properties fo:font-size="9pt" fo:font-weight="bold"/>
    </style:style>
    <style:style style:name="T2" style:family="text">
      <style:text-properties fo:font-size="9pt"/>
    </style:style>
    <style:style style:name="T3" style:family="text">
      <style:text-properties style:use-window-font-color="true" style:text-outline="false" style:text-line-through-style="none" fo:font-family="'Albany AMT'" style:font-family-generic="roman" style:font-pitch="variable" fo:font-size="9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fo:font-size="9pt" fo:font-weight="normal"/>
    </style:style>
    <style:style style:name="T5" style:family="text">
      <style:text-properties fo:font-size="9pt" fo:font-style="italic"/>
    </style:style>
    <style:style style:name="T6" style:family="text">
      <style:text-properties fo:font-size="8pt"/>
    </style:style>
    <style:style style:name="T7" style:family="text">
      <style:text-properties fo:font-size="9pt" fo:font-style="italic" fo:font-weight="normal"/>
    </style:style>
    <style:style style:name="T8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3" style:family="text">
      <style:text-properties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7.2cm" svg:height="0.7cm" svg:x="13.823cm" svg:y="11.557cm">
          <text:p text:style-name="P1"><text:span text:style-name="T1">Action: </text:span><text:span text:style-name="T2">prepare-selftes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id="id1" draw:layer="layout" svg:width="4.467cm" svg:height="4.1cm" svg:x="7.423cm" svg:y="9.457cm">
          <text:list text:style-name="L1">
            <text:list-item>
              <text:p text:style-name="P3"><text:span text:style-name="T3">Determines state.</text:span></text:p>
            </text:list-item>
          </text:list>
          <text:list text:style-name="L1">
            <text:list-item>
              <text:p text:style-name="P3"><text:span text:style-name="T3">Checks if state has changed.</text:span></text:p>
            </text:list-item>
          </text:list>
          <text:list text:style-name="L1">
            <text:list-item>
              <text:p text:style-name="P3"><text:span text:style-name="T3">If necessary, deletes PPDs</text:span></text:p>
            </text:list-item>
          </text:list>
          <text:list text:style-name="L1">
            <text:list-item>
              <text:p text:style-name="P3"><text:span text:style-name="T3">and corrections.</text:span></text:p>
            </text:list-item>
          </text:list>
          <text:list text:style-name="L1">
            <text:list-item>
              <text:p text:style-name="P3"><text:span text:style-name="T3">Determines summary.</text:span></text:p>
            </text:list-item>
          </text:list>
          <text:list text:style-name="L1">
            <text:list-item>
              <text:p text:style-name="P3"><text:span text:style-name="T3">Sets the following sitemap</text:span></text:p>
            </text:list-item>
          </text:list>
          <text:list text:style-name="L1">
            <text:list-item>
              <text:p text:style-name="P3"><text:span text:style-name="T3">parameters:</text:span></text:p>
            </text:list-item>
          </text:list>
          <text:list text:style-name="L1">
            <text:list-item>
              <text:p text:style-name="P4"><text:span text:style-name="T3"><text:s/></text:span><text:span text:style-name="T3">state</text:span></text:p>
            </text:list-item>
          </text:list>
          <text:list text:style-name="L1">
            <text:list-item>
              <text:p text:style-name="P4"><text:span text:style-name="T3"><text:s/></text:span><text:span text:style-name="T3">correct</text:span></text:p>
            </text:list-item>
          </text:list>
          <text:list text:style-name="L1">
            <text:list-item>
              <text:p text:style-name="P4"><text:span text:style-name="T3"><text:s/></text:span><text:span text:style-name="T3">summary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5" draw:layer="layout" draw:type="line" svg:x1="11.89cm" svg:y1="11.506cm" svg:x2="13.823cm" svg:y2="11.907cm" draw:start-shape="id1" draw:start-glue-point="7" draw:end-shape="id2">
          <text:p text:style-name="P12"/>
        </draw:connector>
        <draw:custom-shape draw:style-name="gr4" draw:text-style-name="P6" draw:id="id4" draw:layer="layout" svg:width="7.2cm" svg:height="0.7cm" svg:x="19.808cm" svg:y="17.811cm">
          <text:p text:style-name="P1"><text:span text:style-name="T1">Generator: </text:span><text:span text:style-name="T4">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23.408cm" svg:y1="17.111cm" svg:x2="23.408cm" svg:y2="17.811cm" draw:start-shape="id3" draw:start-glue-point="2" draw:end-shape="id4" draw:end-glue-point="0">
          <text:p text:style-name="P12"/>
        </draw:connector>
        <draw:custom-shape draw:style-name="gr6" draw:text-style-name="P6" draw:id="id5" draw:layer="layout" svg:width="7.2cm" svg:height="0.7cm" svg:x="19.808cm" svg:y="19.211cm">
          <text:p text:style-name="P1"><text:span text:style-name="T1">Transformer: </text:span><text:span text:style-name="T4">add-param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23.408cm" svg:y1="18.511cm" svg:x2="23.408cm" svg:y2="19.211cm" draw:start-shape="id4" draw:start-glue-point="2" draw:end-shape="id5" draw:end-glue-point="0">
          <text:p text:style-name="P12"/>
        </draw:connector>
        <draw:custom-shape draw:style-name="gr1" draw:text-style-name="P2" draw:id="id3" draw:layer="layout" svg:width="7.2cm" svg:height="0.7cm" svg:x="19.808cm" svg:y="16.411cm">
          <text:p text:style-name="P1"><text:span text:style-name="T1">Action: </text:span><text:span text:style-name="T2">resolve-generic-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9" draw:id="id6" draw:layer="layout" svg:width="4.288cm" svg:height="3.022cm" svg:x="28.302cm" svg:y="13.511cm">
          <text:list text:style-name="L1">
            <text:list-item>
              <text:p text:style-name="P7"><text:span text:style-name="T2">Resolves the generic</text:span></text:p>
            </text:list-item>
          </text:list>
          <text:list text:style-name="L1">
            <text:list-item>
              <text:p text:style-name="P7"><text:span text:style-name="T2">summary</text:span></text:p>
            </text:list-item>
          </text:list>
          <text:list text:style-name="L1">
            <text:list-item>
              <text:p text:style-name="P7"><text:span text:style-name="T2">Sets the following sitemap</text:span></text:p>
            </text:list-item>
          </text:list>
          <text:list text:style-name="L1">
            <text:list-item>
              <text:p text:style-name="P7"><text:span text:style-name="T2">parameters:</text:span></text:p>
            </text:list-item>
          </text:list>
          <text:list text:style-name="L1">
            <text:list-item>
              <text:p text:style-name="P8"><text:span text:style-name="T2"><text:s/></text:span><text:span text:style-name="T2">type-of-real</text:span></text:p>
            </text:list-item>
          </text:list>
          <text:list text:style-name="L1">
            <text:list-item>
              <text:p text:style-name="P8"><text:span text:style-name="T2"><text:s/></text:span><text:span text:style-name="T2">name-of-real</text:span></text:p>
            </text:list-item>
          </text:list>
          <text:list text:style-name="L1">
            <text:list-item>
              <text:p text:style-name="P8"><text:span text:style-name="T2"><text:s/></text:span><text:span text:style-name="T2">id-of-real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9" draw:id="id7" draw:layer="layout" svg:width="4.288cm" svg:height="0.822cm" svg:x="28.314cm" svg:y="17.011cm">
          <text:p text:style-name="P7"><text:span text:style-name="T2">Generates the summar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5" draw:layer="layout" draw:type="line" svg:x1="28.302cm" svg:y1="15.021cm" svg:x2="27.008cm" svg:y2="16.761cm" draw:start-shape="id6" draw:start-glue-point="5" draw:end-shape="id3" draw:end-glue-point="1">
          <text:p text:style-name="P12"/>
        </draw:connector>
        <draw:connector draw:style-name="gr3" draw:text-style-name="P5" draw:layer="layout" draw:type="line" svg:x1="28.314cm" svg:y1="17.422cm" svg:x2="27.008cm" svg:y2="18.161cm" draw:start-shape="id7" draw:end-shape="id4" draw:end-glue-point="1">
          <text:p text:style-name="P12"/>
        </draw:connector>
        <draw:custom-shape draw:style-name="gr6" draw:text-style-name="P6" draw:id="id8" draw:layer="layout" svg:width="7.2cm" svg:height="0.7cm" svg:x="19.808cm" svg:y="20.611cm">
          <text:p text:style-name="P1"><text:span text:style-name="T1">Transformer: </text:span><text:span text:style-name="T4">add-u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5" draw:layer="layout" svg:x1="23.408cm" svg:y1="19.911cm" svg:x2="23.408cm" svg:y2="20.611cm" draw:start-shape="id5" draw:start-glue-point="2" draw:end-shape="id8" draw:end-glue-point="0">
          <text:p text:style-name="P12"/>
        </draw:connector>
        <draw:custom-shape draw:style-name="gr6" draw:text-style-name="P6" draw:id="id11" draw:layer="layout" svg:width="7.8cm" svg:height="0.8cm" svg:x="25.502cm" svg:y="25.357cm">
          <text:p text:style-name="P1"><text:span text:style-name="T1">Transformer:</text:span></text:p>
          <text:p text:style-name="P1"><text:span text:style-name="T4">worksheet-user-bulk-corr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draw:id="id9" draw:layer="layout" svg:width="7.2cm" svg:height="0.7cm" svg:x="19.802cm" svg:y="22.011cm">
          <text:p text:style-name="P1"><text:span text:style-name="T1">Action: </text:span><text:span text:style-name="T2">string-equal </text:span><text:span text:style-name="T5">(correct = yes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11" draw:id="id10" draw:layer="layout" svg:width="2.4cm" svg:height="2.4cm" svg:x="22.202cm" svg:y="23.411cm">
          <text:p text:style-name="P10"><text:span text:style-name="T6">act returned</text:span></text:p>
          <text:p text:style-name="P10"><text:span text:style-name="T6">!= 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5" draw:layer="layout" svg:x1="23.402cm" svg:y1="22.711cm" svg:x2="23.401cm" svg:y2="23.411cm" draw:start-shape="id9" draw:start-glue-point="2" draw:end-shape="id10" draw:end-glue-point="4">
          <text:p text:style-name="P12"/>
        </draw:connector>
        <draw:connector draw:style-name="gr7" draw:text-style-name="P5" draw:layer="layout" svg:x1="24.602cm" svg:y1="24.61cm" svg:x2="29.402cm" svg:y2="25.357cm" draw:start-shape="id10" draw:start-glue-point="7" draw:end-shape="id11" draw:end-glue-point="0">
          <text:p text:style-name="P12"/>
        </draw:connector>
        <draw:connector draw:style-name="gr7" draw:text-style-name="P5" draw:layer="layout" svg:x1="23.401cm" svg:y1="25.811cm" svg:x2="23.402cm" svg:y2="27.458cm" draw:start-shape="id10" draw:start-glue-point="6" draw:end-shape="id12" draw:end-glue-point="0">
          <text:p text:style-name="P12"/>
        </draw:connector>
        <draw:connector draw:style-name="gr7" draw:text-style-name="P5" draw:layer="layout" svg:x1="29.402cm" svg:y1="26.157cm" svg:x2="23.402cm" svg:y2="27.458cm" draw:start-shape="id11" draw:start-glue-point="2" draw:end-shape="id12" draw:end-glue-point="0">
          <text:p text:style-name="P12"/>
        </draw:connector>
        <draw:frame draw:style-name="gr9" draw:text-style-name="P13" draw:layer="layout" svg:width="0.858cm" svg:height="0.607cm" svg:x="22.602cm" svg:y="25.911cm">
          <draw:text-box>
            <text:p text:style-name="P12"><text:span text:style-name="T2">no</text:span></text:p>
          </draw:text-box>
        </draw:frame>
        <draw:frame draw:style-name="gr9" draw:text-style-name="P13" draw:layer="layout" svg:width="1.002cm" svg:height="0.607cm" svg:x="25.1cm" svg:y="24.104cm">
          <draw:text-box>
            <text:p text:style-name="P12"><text:span text:style-name="T2">yes</text:span></text:p>
          </draw:text-box>
        </draw:frame>
        <draw:connector draw:style-name="gr7" draw:text-style-name="P5" draw:layer="layout" svg:x1="23.408cm" svg:y1="21.311cm" svg:x2="23.402cm" svg:y2="22.011cm" draw:start-shape="id8" draw:start-glue-point="2" draw:end-shape="id9" draw:end-glue-point="0">
          <text:p text:style-name="P12"/>
        </draw:connector>
        <draw:custom-shape draw:style-name="gr6" draw:text-style-name="P6" draw:id="id14" draw:layer="layout" svg:width="7.8cm" svg:height="0.7cm" svg:x="25.502cm" svg:y="30.858cm">
          <text:p text:style-name="P1"><text:span text:style-name="T1">Transformer: </text:span><text:span text:style-name="T4">add-worksheet-grad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draw:id="id12" draw:layer="layout" svg:width="7.2cm" svg:height="0.853cm" svg:x="19.802cm" svg:y="27.458cm">
          <text:p text:style-name="P1"><text:span text:style-name="T1">Action: </text:span><text:span text:style-name="T2">string-equal</text:span></text:p>
          <text:p text:style-name="P1"><text:span text:style-name="T5">(state = feedback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11" draw:id="id13" draw:layer="layout" svg:width="2.4cm" svg:height="2.4cm" svg:x="22.202cm" svg:y="28.958cm">
          <text:p text:style-name="P10"><text:span text:style-name="T6">act returned</text:span></text:p>
          <text:p text:style-name="P10"><text:span text:style-name="T6">!= 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5" draw:layer="layout" svg:x1="23.402cm" svg:y1="28.311cm" svg:x2="23.401cm" svg:y2="28.958cm" draw:start-shape="id12" draw:start-glue-point="2" draw:end-shape="id13" draw:end-glue-point="4">
          <text:p text:style-name="P12"/>
        </draw:connector>
        <draw:connector draw:style-name="gr7" draw:text-style-name="P5" draw:layer="layout" svg:x1="24.602cm" svg:y1="30.157cm" svg:x2="29.402cm" svg:y2="30.858cm" draw:start-shape="id13" draw:start-glue-point="7" draw:end-shape="id14" draw:end-glue-point="0">
          <text:p text:style-name="P12"/>
        </draw:connector>
        <draw:connector draw:style-name="gr7" draw:text-style-name="P5" draw:layer="layout" svg:x1="23.401cm" svg:y1="31.358cm" svg:x2="23.402cm" svg:y2="33.011cm" draw:start-shape="id13" draw:start-glue-point="6" draw:end-shape="id15" draw:end-glue-point="0">
          <text:p text:style-name="P12"/>
        </draw:connector>
        <draw:connector draw:style-name="gr7" draw:text-style-name="P5" draw:layer="layout" svg:x1="29.402cm" svg:y1="31.658cm" svg:x2="23.402cm" svg:y2="33.011cm" draw:end-shape="id15" draw:end-glue-point="0">
          <text:p text:style-name="P12"/>
        </draw:connector>
        <draw:frame draw:style-name="gr9" draw:text-style-name="P13" draw:layer="layout" svg:width="0.858cm" svg:height="0.607cm" svg:x="22.629cm" svg:y="31.378cm">
          <draw:text-box>
            <text:p text:style-name="P12"><text:span text:style-name="T2">no</text:span></text:p>
          </draw:text-box>
        </draw:frame>
        <draw:frame draw:style-name="gr9" draw:text-style-name="P13" draw:layer="layout" svg:width="1.002cm" svg:height="0.607cm" svg:x="25.1cm" svg:y="29.651cm">
          <draw:text-box>
            <text:p text:style-name="P12"><text:span text:style-name="T2">yes</text:span></text:p>
          </draw:text-box>
        </draw:frame>
        <draw:custom-shape draw:style-name="gr6" draw:text-style-name="P6" draw:id="id15" draw:layer="layout" svg:width="7.2cm" svg:height="0.893cm" svg:x="19.802cm" svg:y="33.011cm">
          <text:p text:style-name="P1"><text:span text:style-name="T1">Transformer: </text:span><text:span text:style-name="T4">xslt</text:span></text:p>
          <text:p text:style-name="P1"><text:span text:style-name="T4">(</text:span><text:span text:style-name="T7">g_xsl_selftest_summary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6" draw:id="id16" draw:layer="layout" svg:width="7.2cm" svg:height="0.7cm" svg:x="19.802cm" svg:y="34.504cm">
          <text:p text:style-name="P1"><text:span text:style-name="T1">Transformer: </text:span><text:span text:style-name="T4">xslt </text:span><text:span text:style-name="T7">(xsl_math_signfi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14" draw:layer="layout" draw:type="line" svg:x1="23.402cm" svg:y1="33.904cm" svg:x2="23.402cm" svg:y2="34.504cm" draw:start-shape="id15" draw:start-glue-point="2" draw:end-shape="id16" draw:end-glue-point="0">
          <text:p text:style-name="P12"/>
        </draw:connector>
        <draw:custom-shape draw:style-name="gr11" draw:text-style-name="P15" draw:id="id17" draw:layer="layout" svg:width="7.2cm" svg:height="0.7cm" svg:x="19.802cm" svg:y="35.904cm">
          <text:p text:style-name="P1"><text:span text:style-name="T1">Resource: </text:span><text:span text:style-name="T4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4" draw:layer="layout" draw:type="line" svg:x1="23.402cm" svg:y1="35.204cm" svg:x2="23.402cm" svg:y2="35.904cm" draw:start-shape="id16" draw:start-glue-point="2" draw:end-shape="id17" draw:end-glue-point="0">
          <text:p text:style-name="P12"/>
        </draw:connector>
        <draw:connector draw:style-name="gr12" draw:text-style-name="P14" draw:layer="layout" draw:type="line" svg:x1="23.402cm" svg:y1="35.204cm" svg:x2="23.402cm" svg:y2="35.904cm" draw:start-shape="id16" draw:start-glue-point="2" draw:end-shape="id17" draw:end-glue-point="0">
          <text:p text:style-name="P12"/>
        </draw:connector>
        <draw:custom-shape draw:style-name="gr13" draw:text-style-name="P6" draw:id="id18" draw:layer="layout" svg:width="2.8cm" svg:height="0.7cm" svg:x="22.002cm" svg:y="37.351cm">
          <text:p text:style-name="P10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5" draw:layer="layout" draw:type="line" svg:x1="23.402cm" svg:y1="36.604cm" svg:x2="23.401cm" svg:y2="37.351cm" draw:start-shape="id17" draw:start-glue-point="2" draw:end-shape="id18" draw:end-glue-point="4">
          <text:p text:style-name="P12"/>
        </draw:connector>
        <draw:custom-shape draw:style-name="gr15" draw:text-style-name="P2" draw:id="id19" draw:layer="layout" svg:width="4.4cm" svg:height="0.8cm" svg:x="28.302cm" svg:y="18.511cm">
          <text:p text:style-name="P7"><text:span text:style-name="T2">Adds the parameter “state”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5" draw:layer="layout" draw:type="line" svg:x1="28.302cm" svg:y1="18.911cm" svg:x2="27.008cm" svg:y2="19.561cm" draw:start-shape="id19" draw:end-shape="id5">
          <text:p text:style-name="P12"/>
        </draw:connector>
        <draw:frame draw:style-name="gr16" draw:text-style-name="P19" draw:layer="layout" svg:width="27.079cm" svg:height="4.095cm" svg:x="6.823cm" svg:y="3.157cm">
          <draw:text-box>
            <text:p text:style-name="P16"><text:span text:style-name="T8">Mumie 2 Sitemap</text:span></text:p>
            <text:p text:style-name="P17"><text:span text:style-name="T9">Context “homework”, Worksheets</text:span></text:p>
            <text:p text:style-name="P18"><text:span text:style-name="T10">Match:</text:span><text:span text:style-name="T11"> </text:span><text:span text:style-name="T12">protected/selftest/document/type-name/worksheet/id/*</text:span></text:p>
          </draw:text-box>
        </draw:frame>
        <draw:custom-shape draw:style-name="gr13" draw:text-style-name="P20" draw:id="id20" draw:layer="layout" svg:width="7.2cm" svg:height="0.7cm" svg:x="13.823cm" svg:y="12.957cm">
          <text:p text:style-name="P1"><text:span text:style-name="T1">Selector: </text:span><text:span text:style-name="T4">simple </text:span><text:span text:style-name="T7">(value: cas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7.423cm" svg:y1="12.257cm" svg:x2="17.423cm" svg:y2="12.957cm" draw:start-shape="id2" draw:start-glue-point="2" draw:end-shape="id20" draw:end-glue-point="0">
          <text:p text:style-name="P12"/>
        </draw:connector>
        <draw:custom-shape draw:style-name="gr8" draw:text-style-name="P22" draw:id="id21" draw:layer="layout" svg:width="2.4cm" svg:height="2.4cm" svg:x="16.25cm" svg:y="14.357cm">
          <text:p text:style-name="P21"><text:span text:style-name="T13">case =</text:span></text:p>
          <text:p text:style-name="P21"><text:span text:style-name="T13">staff-or-stude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svg:x1="17.423cm" svg:y1="13.657cm" svg:x2="17.449cm" svg:y2="14.357cm" draw:start-shape="id20" draw:start-glue-point="2" draw:end-shape="id21" draw:end-glue-point="4">
          <text:p text:style-name="P12"/>
        </draw:connector>
        <draw:custom-shape draw:style-name="gr8" draw:text-style-name="P11" draw:id="id22" draw:layer="layout" svg:width="2.4cm" svg:height="2.4cm" svg:x="16.249cm" svg:y="17.557cm">
          <text:p text:style-name="P10"><text:span text:style-name="T6">case = oth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svg:x1="17.449cm" svg:y1="16.757cm" svg:x2="17.448cm" svg:y2="17.557cm" draw:start-shape="id21" draw:start-glue-point="6" draw:end-shape="id22" draw:end-glue-point="4">
          <text:p text:style-name="P12"/>
        </draw:connector>
        <draw:connector draw:style-name="gr5" draw:text-style-name="P5" draw:layer="layout" svg:x1="18.65cm" svg:y1="15.556cm" svg:x2="23.408cm" svg:y2="16.411cm" draw:start-shape="id21" draw:start-glue-point="7" draw:end-shape="id3" draw:end-glue-point="0">
          <text:p text:style-name="P12"/>
        </draw:connector>
        <draw:frame draw:style-name="gr9" draw:text-style-name="P13" draw:layer="layout" svg:width="1.002cm" svg:height="0.607cm" svg:x="19.221cm" svg:y="15.05cm">
          <draw:text-box>
            <text:p text:style-name="P12"><text:span text:style-name="T2">yes</text:span></text:p>
          </draw:text-box>
        </draw:frame>
        <draw:frame draw:style-name="gr9" draw:text-style-name="P13" draw:layer="layout" svg:width="0.858cm" svg:height="0.607cm" svg:x="16.623cm" svg:y="16.757cm">
          <draw:text-box>
            <text:p text:style-name="P12"><text:span text:style-name="T2">no</text:span></text:p>
          </draw:text-box>
        </draw:frame>
        <draw:custom-shape draw:style-name="gr17" draw:text-style-name="P15" draw:id="id23" draw:layer="layout" svg:width="7.2cm" svg:height="0.9cm" svg:x="7.823cm" svg:y="19.657cm">
          <text:p text:style-name="P1"><text:span text:style-name="T1">Redirect:</text:span></text:p>
          <text:p text:style-name="P1"><text:span text:style-name="T7">g_pge_not_a_course_me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4" draw:text-style-name="P5" draw:layer="layout" draw:type="line" svg:x1="11.423cm" svg:y1="20.557cm" svg:x2="11.422cm" svg:y2="21.157cm" draw:start-shape="id23" draw:start-glue-point="2" draw:end-shape="id24" draw:end-glue-point="4">
          <text:p text:style-name="P12"/>
        </draw:connector>
        <draw:custom-shape draw:style-name="gr13" draw:text-style-name="P6" draw:id="id24" draw:layer="layout" svg:width="2.8cm" svg:height="0.7cm" svg:x="10.023cm" svg:y="21.157cm">
          <text:p text:style-name="P10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5" draw:layer="layout" svg:x1="11.423cm" svg:y1="19.657cm" svg:x2="16.249cm" svg:y2="18.756cm" draw:start-shape="id23" draw:start-glue-point="0" draw:end-shape="id22" draw:end-glue-point="5">
          <text:p text:style-name="P12"/>
        </draw:connector>
        <draw:frame draw:style-name="gr9" draw:text-style-name="P13" draw:layer="layout" svg:width="1.002cm" svg:height="0.607cm" svg:x="14.421cm" svg:y="18.25cm">
          <draw:text-box>
            <text:p text:style-name="P12"><text:span text:style-name="T2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57cm" fo:margin-bottom="0.453cm" fo:margin-left="0.423cm" fo:margin-right="0.454cm" fo:page-width="42cm" fo:page-height="59.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Tilman Rassy</meta:initial-creator>
    <meta:creation-date>2007-07-31T16:34:47</meta:creation-date>
    <dc:creator>Tilman Rassy</dc:creator>
    <dc:date>2007-08-15T17:13:10</dc:date>
    <dc:language>en-US</dc:language>
    <meta:editing-cycles>8</meta:editing-cycles>
    <meta:editing-duration>PT1H10M39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